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1" svg:font-family="'Courier New'" style:font-family-generic="modern"/>
    <style:font-face style:name="Calibri" svg:font-family="Calibri" style:font-pitch="variable"/>
    <style:font-face style:name="Century" svg:font-family="Century" style:font-pitch="variable"/>
    <style:font-face style:name="Courier New" svg:font-family="'Courier New'"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96cm" table:align="margins"/>
    </style:style>
    <style:style style:name="Tableau2.A" style:family="table-column">
      <style:table-column-properties style:column-width="4.789cm" style:rel-column-width="18505*"/>
    </style:style>
    <style:style style:name="Tableau2.B" style:family="table-column">
      <style:table-column-properties style:column-width="3.69cm" style:rel-column-width="14258*"/>
    </style:style>
    <style:style style:name="Tableau2.C" style:family="table-column">
      <style:table-column-properties style:column-width="4.239cm" style:rel-column-width="16378*"/>
    </style:style>
    <style:style style:name="Tableau2.D" style:family="table-column">
      <style:table-column-properties style:column-width="4.242cm" style:rel-column-width="16394*"/>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6.96cm" table:align="margins"/>
    </style:style>
    <style:style style:name="Tableau1.A" style:family="table-column">
      <style:table-column-properties style:column-width="4.24cm" style:rel-column-width="16383*"/>
    </style:style>
    <style:style style:name="Tableau1.D" style:family="table-column">
      <style:table-column-properties style:column-width="4.24cm" style:rel-column-width="16386*"/>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1" fo:font-size="12pt" style:font-size-asian="12pt" style:font-size-complex="12pt"/>
    </style:style>
    <style:style style:name="P3" style:family="paragraph" style:parent-style-name="Standard">
      <style:paragraph-properties fo:text-align="justify" style:justify-single-word="false"/>
      <style:text-properties fo:color="#000000" style:font-name="Calibri1" fo:font-size="12pt" officeooo:paragraph-rsid="001903e1" style:font-size-asian="12pt" style:font-size-complex="12pt"/>
    </style:style>
    <style:style style:name="P4" style:family="paragraph" style:parent-style-name="Standard">
      <style:paragraph-properties fo:text-align="justify" style:justify-single-word="false"/>
      <style:text-properties fo:color="#000000" style:font-name="Calibri1" fo:font-size="12pt" officeooo:paragraph-rsid="002a2618" style:font-size-asian="12pt" style:font-size-complex="12pt"/>
    </style:style>
    <style:style style:name="P5" style:family="paragraph" style:parent-style-name="Standard">
      <style:paragraph-properties fo:text-align="justify" style:justify-single-word="false"/>
      <style:text-properties fo:color="#000000" style:font-name="Calibri1"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000000" style:font-name="Calibri1" fo:font-size="12pt" fo:font-weight="bold" officeooo:paragraph-rsid="00503d42" style:font-size-asian="12pt" style:font-weight-asian="bold" style:font-size-complex="12pt" style:font-weight-complex="bold"/>
    </style:style>
    <style:style style:name="P7" style:family="paragraph" style:parent-style-name="Standard">
      <style:paragraph-properties fo:text-align="center" style:justify-single-word="false"/>
      <style:text-properties fo:color="#000000" style:font-name="Calibri1"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9"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officeooo:paragraph-rsid="004b34ac" style:font-name-asian="TTE1C28908t00" style:font-size-asian="12pt" style:font-style-asian="normal" style:font-weight-asian="normal" style:font-name-complex="TTE1C28908t00"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officeooo:paragraph-rsid="004b9581" style:font-name-asian="TTE1C28908t00" style:font-size-asian="12pt" style:font-style-asian="normal" style:font-weight-asian="normal" style:font-name-complex="TTE1C28908t00" style:font-size-complex="12pt" style:font-style-complex="normal" style:font-weight-complex="normal"/>
    </style:style>
    <style:style style:name="P11"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officeooo:rsid="004b34ac" officeooo:paragraph-rsid="004b34ac" style:font-name-asian="TTE1C28908t00" style:font-size-asian="12pt" style:font-style-asian="normal" style:font-weight-asian="normal" style:font-name-complex="TTE1C28908t00" style:font-size-complex="12pt" style:font-style-complex="normal" style:font-weight-complex="normal"/>
    </style:style>
    <style:style style:name="P12"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officeooo:rsid="004b9581" officeooo:paragraph-rsid="004b9581" style:font-name-asian="TTE1C28908t00" style:font-size-asian="12pt" style:font-style-asian="normal" style:font-weight-asian="normal" style:font-name-complex="TTE1C28908t00" style:font-size-complex="12pt" style:font-style-complex="normal" style:font-weight-complex="normal"/>
    </style:style>
    <style:style style:name="P13"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officeooo:rsid="004bbc0c" officeooo:paragraph-rsid="004bbc0c" style:font-name-asian="TTE1C28908t00" style:font-size-asian="12pt" style:font-style-asian="normal" style:font-weight-asian="normal" style:font-name-complex="TTE1C28908t00" style:font-size-complex="12pt" style:font-style-complex="normal" style:font-weight-complex="normal"/>
    </style:style>
    <style:style style:name="P14" style:family="paragraph" style:parent-style-name="Standard">
      <style:paragraph-properties fo:text-align="justify" style:justify-single-word="false" style:text-autospace="none"/>
      <style:text-properties fo:color="#000000" style:font-name="Calibri1" fo:font-size="12pt" fo:font-style="italic" style:text-underline-style="none" fo:font-weight="normal" officeooo:rsid="004bbc0c" officeooo:paragraph-rsid="004bbc0c" style:font-name-asian="TTE1C28908t00" style:font-size-asian="12pt" style:font-style-asian="italic" style:font-weight-asian="normal" style:font-name-complex="TTE1C28908t00" style:font-size-complex="12pt" style:font-style-complex="italic" style:font-weight-complex="normal"/>
    </style:style>
    <style:style style:name="P15" style:family="paragraph" style:parent-style-name="Standard">
      <style:paragraph-properties fo:text-align="justify" style:justify-single-word="false" style:text-autospace="none"/>
      <style:text-properties fo:color="#000000" style:font-name="Calibri1" fo:font-size="12pt" fo:font-style="italic" style:text-underline-style="none" fo:font-weight="normal" officeooo:rsid="004b34ac" officeooo:paragraph-rsid="004b34ac" style:font-name-asian="TTE1C28908t00" style:font-size-asian="12pt" style:font-style-asian="italic" style:font-weight-asian="normal" style:font-name-complex="TTE1C28908t00" style:font-size-complex="12pt" style:font-style-complex="italic" style:font-weight-complex="normal"/>
    </style:style>
    <style:style style:name="P16" style:family="paragraph" style:parent-style-name="Standard">
      <style:paragraph-properties fo:text-align="justify" style:justify-single-word="false"/>
      <style:text-properties fo:color="#000000" style:font-name="Calibri" fo:font-size="11pt" fo:font-style="normal" style:text-underline-style="none" fo:font-weight="normal" officeooo:rsid="00306e98" officeooo:paragraph-rsid="004b34ac" style:font-name-asian="TTE1C28908t00" style:font-size-asian="11pt" style:font-style-asian="normal" style:font-weight-asian="normal" style:font-name-complex="Calibri" style:font-size-complex="11pt" style:font-style-complex="normal" style:font-weight-complex="normal"/>
    </style:style>
    <style:style style:name="P17" style:family="paragraph" style:parent-style-name="Standard">
      <style:paragraph-properties fo:text-align="justify" style:justify-single-word="false"/>
      <style:text-properties fo:color="#000000" style:font-name="Calibri" fo:font-size="11pt" fo:font-style="normal" style:text-underline-style="none" fo:font-weight="normal" officeooo:rsid="0046b661" officeooo:paragraph-rsid="004b34ac" style:font-name-asian="TTE1C28908t00" style:font-size-asian="11pt" style:font-style-asian="normal" style:font-weight-asian="normal" style:font-name-complex="Calibri" style:font-size-complex="11pt" style:font-style-complex="normal" style:font-weight-complex="normal"/>
    </style:style>
    <style:style style:name="P18" style:family="paragraph" style:parent-style-name="Standard">
      <style:paragraph-properties fo:text-align="center" style:justify-single-word="false"/>
      <style:text-properties officeooo:paragraph-rsid="004b34ac"/>
    </style:style>
    <style:style style:name="P19" style:family="paragraph" style:parent-style-name="Standard">
      <style:paragraph-properties fo:text-align="justify" style:justify-single-word="false"/>
      <style:text-properties style:font-name="Calibri1" officeooo:paragraph-rsid="00503d42"/>
    </style:style>
    <style:style style:name="P20" style:family="paragraph" style:parent-style-name="Standard">
      <style:paragraph-properties fo:margin-left="0cm" fo:margin-right="0cm" fo:text-align="center" style:justify-single-word="false" fo:text-indent="0cm" style:auto-text-indent="false"/>
      <style:text-properties fo:color="#000000" style:font-name="Calibri1" fo:font-size="12pt" style:font-size-asian="12pt" style:font-size-complex="12pt"/>
    </style:style>
    <style:style style:name="P2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38508f" officeooo:paragraph-rsid="002af8a0" style:font-name-asian="TTE1C28908t00" style:font-size-asian="12pt" style:font-style-asian="normal" style:font-weight-asian="normal" style:font-name-complex="TTE1C28908t00"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2af8a0" officeooo:paragraph-rsid="004d60ae" style:font-name-asian="TTE1C28908t00" style:font-size-asian="12pt" style:font-style-asian="normal" style:font-weight-asian="normal" style:font-name-complex="TTE1C28908t00"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2af8a0" officeooo:paragraph-rsid="00554ad1" style:font-name-asian="TTE1C28908t00" style:font-size-asian="12pt" style:font-style-asian="normal" style:font-weight-asian="normal" style:font-name-complex="TTE1C28908t00"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4cb1b3" officeooo:paragraph-rsid="004cb1b3" style:font-name-asian="TTE1C28908t00" style:font-size-asian="12pt" style:font-style-asian="normal" style:font-weight-asian="normal" style:font-name-complex="TTE1C28908t00"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4cb1b3" officeooo:paragraph-rsid="005846da" style:font-name-asian="TTE1C28908t00" style:font-size-asian="12pt" style:font-style-asian="normal" style:font-weight-asian="normal" style:font-name-complex="TTE1C28908t00"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554ad1" officeooo:paragraph-rsid="00554ad1" style:font-name-asian="TTE1C28908t00" style:font-size-asian="12pt" style:font-style-asian="normal" style:font-weight-asian="normal" style:font-name-complex="TTE1C28908t00"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style:font-name="Calibri1"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4bbc0c" style:font-name-asian="TTE1C28908t00" style:font-size-asian="12pt" style:font-style-asian="normal" style:font-weight-asian="bold" style:font-name-complex="TTE1C28908t00" style:font-size-complex="12pt" style:font-style-complex="normal" style:font-weight-complex="bold"/>
    </style:style>
    <style:style style:name="P2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4cb1b3" style:font-name-asian="TTE1C28908t00" style:font-size-asian="12pt" style:font-style-asian="normal" style:font-weight-asian="bold" style:font-name-complex="TTE1C28908t00" style:font-size-complex="12pt" style:font-style-complex="normal" style:font-weight-complex="bold"/>
    </style:style>
    <style:style style:name="P3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518ddc" style:font-name-asian="TTE1C28908t00" style:font-size-asian="12pt" style:font-style-asian="normal" style:font-weight-asian="bold" style:font-name-complex="TTE1C28908t00" style:font-size-complex="12pt" style:font-style-complex="normal" style:font-weight-complex="bold"/>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4e8bf2" style:font-name-asian="TTE1C28908t00" style:font-size-asian="12pt" style:font-style-asian="normal" style:font-weight-asian="bold" style:font-name-complex="TTE1C28908t00" style:font-size-complex="12pt" style:font-style-complex="normal" style:font-weight-complex="bold"/>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554ad1" style:font-name-asian="TTE1C28908t00" style:font-size-asian="12pt" style:font-style-asian="normal" style:font-weight-asian="bold" style:font-name-complex="TTE1C28908t00" style:font-size-complex="12pt" style:font-style-complex="normal" style:font-weight-complex="bold"/>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4bbc0c" officeooo:paragraph-rsid="00430190" style:font-name-asian="TTE1C28908t00" style:font-size-asian="12pt" style:font-style-asian="normal" style:font-weight-asian="bold" style:font-name-complex="TTE1C28908t00" style:font-size-complex="12pt" style:font-style-complex="normal" style:font-weight-complex="bold"/>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4cb1b3" officeooo:paragraph-rsid="004cb1b3" style:font-name-asian="TTE1C28908t00" style:font-size-asian="12pt" style:font-style-asian="normal" style:font-weight-asian="bold" style:font-name-complex="TTE1C28908t00" style:font-size-complex="12pt" style:font-style-complex="normal" style:font-weight-complex="bold"/>
    </style:style>
    <style:style style:name="P35"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554ad1" officeooo:paragraph-rsid="00554ad1" style:font-name-asian="TTE1C28908t00" style:font-size-asian="12pt" style:font-style-asian="normal" style:font-weight-asian="bold" style:font-name-complex="TTE1C28908t00" style:font-size-complex="12pt" style:font-style-complex="normal" style:font-weight-complex="bold"/>
    </style:style>
    <style:style style:name="P36" style:family="paragraph" style:parent-style-name="Standard">
      <style:paragraph-properties fo:margin-left="-1.588cm" fo:margin-right="0cm" fo:text-align="justify" style:justify-single-word="false" fo:text-indent="1.588cm" style:auto-text-indent="false"/>
      <style:text-properties fo:color="#000000" style:font-name="Calibri1" fo:font-size="12pt" style:font-size-asian="12pt" style:font-size-complex="12pt"/>
    </style:style>
    <style:style style:name="P37"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1"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8" style:family="paragraph" style:parent-style-name="Table_20_Contents">
      <style:paragraph-properties fo:text-align="justify" style:justify-single-word="false"/>
      <style:text-properties style:font-name="Calibri1" fo:font-size="12pt" style:font-name-asian="TTE1C28908t00" style:font-size-asian="12pt" style:font-name-complex="TTE1C28908t00" style:font-size-complex="12pt"/>
    </style:style>
    <style:style style:name="P39" style:family="paragraph" style:parent-style-name="Table_20_Contents">
      <style:paragraph-properties fo:text-align="justify" style:justify-single-word="false"/>
      <style:text-properties style:font-name="Calibri1" fo:font-size="12pt" officeooo:paragraph-rsid="00518ddc" style:font-name-asian="TTE1C28908t00" style:font-size-asian="12pt" style:font-name-complex="TTE1C28908t00" style:font-size-complex="12pt"/>
    </style:style>
    <style:style style:name="P40" style:family="paragraph" style:parent-style-name="Table_20_Contents">
      <style:paragraph-properties fo:text-align="center" style:justify-single-word="false"/>
      <style:text-properties style:font-name="Calibri1" fo:font-size="12pt" officeooo:rsid="004f47c5" officeooo:paragraph-rsid="004f47c5" style:font-name-asian="TTE1C28908t00" style:font-size-asian="12pt" style:font-name-complex="TTE1C28908t00" style:font-size-complex="12pt"/>
    </style:style>
    <style:style style:name="P41" style:family="paragraph" style:parent-style-name="Table_20_Contents">
      <style:paragraph-properties fo:text-align="center" style:justify-single-word="false"/>
      <style:text-properties style:font-name="Calibri1" fo:font-size="12pt" officeooo:rsid="004f47c5" officeooo:paragraph-rsid="00518ddc" style:font-name-asian="TTE1C28908t00" style:font-size-asian="12pt" style:font-name-complex="TTE1C28908t00" style:font-size-complex="12pt"/>
    </style:style>
    <style:style style:name="P42" style:family="paragraph" style:parent-style-name="Table_20_Contents">
      <style:paragraph-properties fo:text-align="justify" style:justify-single-word="false"/>
      <style:text-properties style:font-name="Calibri1" fo:font-size="12pt" officeooo:rsid="004f47c5" officeooo:paragraph-rsid="004f47c5" style:font-name-asian="TTE1C28908t00" style:font-size-asian="12pt" style:font-name-complex="TTE1C28908t00" style:font-size-complex="12pt"/>
    </style:style>
    <style:style style:name="P43" style:family="paragraph" style:parent-style-name="Table_20_Contents">
      <style:paragraph-properties fo:text-align="justify" style:justify-single-word="false"/>
      <style:text-properties style:font-name="Calibri1" fo:font-size="12pt" officeooo:rsid="004f47c5" officeooo:paragraph-rsid="00518ddc" style:font-name-asian="TTE1C28908t00" style:font-size-asian="12pt" style:font-name-complex="TTE1C28908t00" style:font-size-complex="12pt"/>
    </style:style>
    <style:style style:name="P44" style:family="paragraph" style:parent-style-name="Table_20_Contents">
      <style:paragraph-properties fo:text-align="justify" style:justify-single-word="false"/>
      <style:text-properties style:font-name="Calibri1" fo:font-size="12pt" officeooo:rsid="00518ddc" officeooo:paragraph-rsid="00518ddc" style:font-name-asian="TTE1C28908t00" style:font-size-asian="12pt" style:font-name-complex="TTE1C28908t00" style:font-size-complex="12pt"/>
    </style:style>
    <style:style style:name="P45" style:family="paragraph" style:parent-style-name="Table_20_Contents">
      <style:paragraph-properties fo:text-align="justify" style:justify-single-word="false"/>
      <style:text-properties style:font-name="Calibri1" fo:font-size="12pt" fo:font-weight="bold" style:font-name-asian="TTE1C28908t00" style:font-size-asian="12pt" style:font-weight-asian="bold" style:font-name-complex="TTE1C28908t00" style:font-size-complex="12pt" style:font-weight-complex="bold"/>
    </style:style>
    <style:style style:name="P46" style:family="paragraph" style:parent-style-name="Table_20_Contents">
      <style:paragraph-properties fo:text-align="justify" style:justify-single-word="false"/>
      <style:text-properties style:font-name="Calibri1" fo:font-size="12pt" fo:font-weight="bold" officeooo:rsid="004f47c5" officeooo:paragraph-rsid="004f47c5" style:font-name-asian="TTE1C28908t00" style:font-size-asian="12pt" style:font-weight-asian="bold" style:font-name-complex="TTE1C28908t00" style:font-size-complex="12pt" style:font-weight-complex="bold"/>
    </style:style>
    <style:style style:name="P47" style:family="paragraph" style:parent-style-name="Table_20_Contents">
      <style:paragraph-properties fo:text-align="justify" style:justify-single-word="false"/>
      <style:text-properties style:font-name="Calibri1" fo:font-size="12pt" fo:font-weight="bold" officeooo:rsid="004f47c5" officeooo:paragraph-rsid="00518ddc" style:font-name-asian="TTE1C28908t00" style:font-size-asian="12pt" style:font-weight-asian="bold" style:font-name-complex="TTE1C28908t00" style:font-size-complex="12pt" style:font-weight-complex="bold"/>
    </style:style>
    <style:style style:name="P48" style:family="paragraph" style:parent-style-name="Table_20_Contents">
      <style:paragraph-properties fo:text-align="justify" style:justify-single-word="false"/>
      <style:text-properties style:font-name="Calibri1" fo:font-size="12pt" fo:font-weight="bold" officeooo:rsid="00518ddc" officeooo:paragraph-rsid="00518ddc" style:font-name-asian="TTE1C28908t00" style:font-size-asian="12pt" style:font-weight-asian="bold" style:font-name-complex="TTE1C28908t00" style:font-size-complex="12pt" style:font-weight-complex="bold"/>
    </style:style>
    <style:style style:name="P49"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1" fo:font-size="12pt" fo:font-style="normal" style:text-underline-style="none" fo:font-weight="normal" officeooo:rsid="0044c96f" officeooo:paragraph-rsid="004a7a1f" style:font-name-asian="TTE1C28908t00" style:font-size-asian="12pt" style:font-style-asian="normal" style:font-weight-asian="normal" style:font-name-complex="TTE1C28908t00" style:font-size-complex="12pt" style:font-style-complex="normal" style:font-weight-complex="normal"/>
    </style:style>
    <style:style style:name="P50"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1" fo:font-size="12pt" fo:font-style="normal" style:text-underline-style="none" fo:font-weight="normal" officeooo:rsid="0044c96f" officeooo:paragraph-rsid="004b02fc" style:font-name-asian="TTE1C28908t00" style:font-size-asian="12pt" style:font-style-asian="normal" style:font-weight-asian="normal" style:font-name-complex="TTE1C28908t00" style:font-size-complex="12pt" style:font-style-complex="normal" style:font-weight-complex="normal"/>
    </style:style>
    <style:style style:name="P51"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1" fo:font-size="12pt" fo:font-style="normal" style:text-underline-style="none" fo:font-weight="normal" officeooo:rsid="0023346f" officeooo:paragraph-rsid="0044c96f" style:font-name-asian="TTE1C28908t00" style:font-size-asian="12pt" style:font-style-asian="normal" style:font-weight-asian="normal" style:font-name-complex="TTE1C28908t00" style:font-size-complex="12pt" style:font-style-complex="normal" style:font-weight-complex="normal"/>
    </style:style>
    <style:style style:name="P52"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1" fo:font-size="12pt" fo:font-style="normal" style:text-underline-style="none" fo:font-weight="normal" officeooo:rsid="004b02fc" officeooo:paragraph-rsid="004b02fc" style:font-name-asian="TTE1C28908t00" style:font-size-asian="12pt" style:font-style-asian="normal" style:font-weight-asian="normal" style:font-name-complex="TTE1C28908t00" style:font-size-complex="12pt" style:font-style-complex="normal" style:font-weight-complex="normal"/>
    </style:style>
    <style:style style:name="P53" style:family="paragraph" style:parent-style-name="Paragraphe_20_de_20_liste">
      <style:paragraph-properties fo:margin-top="0cm" fo:margin-bottom="0cm" style:contextual-spacing="false" style:line-height-at-least="0.176cm" fo:text-align="justify" style:justify-single-word="false"/>
      <style:text-properties fo:color="#000000" officeooo:paragraph-rsid="004b34ac" style:font-name-complex="Calibri"/>
    </style:style>
    <style:style style:name="P54" style:family="paragraph" style:parent-style-name="Standard_20__28_user_29_">
      <style:paragraph-properties fo:margin-top="0cm" fo:margin-bottom="0cm" style:contextual-spacing="false" style:line-height-at-least="0.176cm" fo:text-align="center" style:justify-single-word="false"/>
      <style:text-properties officeooo:paragraph-rsid="004b34ac"/>
    </style:style>
    <style:style style:name="P55" style:family="paragraph" style:parent-style-name="Standard_20__28_user_29_">
      <style:paragraph-properties fo:margin-top="0cm" fo:margin-bottom="0cm" style:contextual-spacing="false" style:line-height-at-least="0.176cm" fo:text-align="justify" style:justify-single-word="false">
        <style:tab-stops>
          <style:tab-stop style:position="1.249cm"/>
          <style:tab-stop style:position="5.08cm"/>
        </style:tab-stops>
      </style:paragraph-properties>
      <style:text-properties officeooo:paragraph-rsid="004b34ac"/>
    </style:style>
    <style:style style:name="P56" style:family="paragraph" style:parent-style-name="Standard_20__28_user_29_">
      <style:paragraph-properties fo:margin-top="0cm" fo:margin-bottom="0cm" style:contextual-spacing="false" style:line-height-at-least="0.176cm" fo:text-align="justify" style:justify-single-word="false"/>
      <style:text-properties officeooo:paragraph-rsid="004b34ac"/>
    </style:style>
    <style:style style:name="P57" style:family="paragraph" style:parent-style-name="Standard_20__28_user_29_">
      <style:paragraph-properties fo:margin-top="0cm" fo:margin-bottom="0cm" style:contextual-spacing="false" style:line-height-at-least="0.176cm" fo:text-align="start" style:justify-single-word="false"/>
      <style:text-properties officeooo:paragraph-rsid="004b34ac"/>
    </style:style>
    <style:style style:name="P58" style:family="paragraph" style:parent-style-name="Standard_20__28_user_29_">
      <style:paragraph-properties fo:margin-top="0cm" fo:margin-bottom="0cm" style:contextual-spacing="false" style:line-height-at-least="0.176cm" fo:text-align="justify" style:justify-single-word="false">
        <style:tab-stops>
          <style:tab-stop style:position="1.249cm"/>
          <style:tab-stop style:position="5.08cm"/>
        </style:tab-stops>
      </style:paragraph-properties>
      <style:text-properties officeooo:paragraph-rsid="004b34ac" style:font-name-complex="Calibri"/>
    </style:style>
    <style:style style:name="P59" style:family="paragraph" style:parent-style-name="Standard_20__28_user_29_">
      <style:paragraph-properties fo:margin-top="0cm" fo:margin-bottom="0cm" style:contextual-spacing="false" style:line-height-at-least="0.176cm" fo:text-align="justify" style:justify-single-word="false"/>
      <style:text-properties officeooo:paragraph-rsid="004b34ac" style:font-name-complex="Calibri"/>
    </style:style>
    <style:style style:name="P60" style:family="paragraph" style:parent-style-name="Standard_20__28_user_29_">
      <style:paragraph-properties fo:margin-top="0cm" fo:margin-bottom="0cm" style:contextual-spacing="false" style:line-height-at-least="0.176cm" fo:text-align="start" style:justify-single-word="false"/>
      <style:text-properties officeooo:paragraph-rsid="004b34ac" style:font-name-complex="Calibri"/>
    </style:style>
    <style:style style:name="P61" style:family="paragraph" style:parent-style-name="Standard_20__28_user_29_">
      <style:paragraph-properties fo:margin-top="0cm" fo:margin-bottom="0cm" style:contextual-spacing="false" style:line-height-at-least="0.176cm" fo:text-align="justify" style:justify-single-word="false"/>
      <style:text-properties fo:font-weight="bold" officeooo:paragraph-rsid="004b34ac" style:font-weight-asian="bold" style:font-name-complex="Calibri"/>
    </style:style>
    <style:style style:name="P62" style:family="paragraph" style:parent-style-name="Standard_20__28_user_29_">
      <style:paragraph-properties fo:margin-top="0cm" fo:margin-bottom="0cm" style:contextual-spacing="false" style:line-height-at-least="0.176cm" fo:text-align="justify" style:justify-single-word="false">
        <style:tab-stops>
          <style:tab-stop style:position="1.249cm"/>
          <style:tab-stop style:position="5.08cm"/>
        </style:tab-stops>
      </style:paragraph-properties>
      <style:text-properties fo:font-style="italic" officeooo:paragraph-rsid="004b34ac" style:font-style-asian="italic" style:font-name-complex="Calibri"/>
    </style:style>
    <style:style style:name="P63" style:family="paragraph" style:parent-style-name="Standard_20__28_user_29_">
      <style:paragraph-properties fo:margin-top="0cm" fo:margin-bottom="0cm" style:contextual-spacing="false" style:line-height-at-least="0.176cm" fo:text-align="justify" style:justify-single-word="false"/>
      <style:text-properties fo:font-style="italic" officeooo:paragraph-rsid="004b34ac" style:font-style-asian="italic" style:font-name-complex="Calibri"/>
    </style:style>
    <style:style style:name="P64" style:family="paragraph" style:parent-style-name="Standard_20__28_user_29_">
      <style:paragraph-properties fo:margin-top="0cm" fo:margin-bottom="0cm" style:contextual-spacing="false" style:line-height-at-least="0.176cm" fo:text-align="start" style:justify-single-word="false"/>
      <style:text-properties fo:font-style="italic" officeooo:paragraph-rsid="004b34ac" style:font-style-asian="italic" style:font-name-complex="Calibri"/>
    </style:style>
    <style:style style:name="P65" style:family="paragraph" style:parent-style-name="Standard_20__28_user_29_">
      <style:paragraph-properties fo:margin-top="0cm" fo:margin-bottom="0cm" style:contextual-spacing="false" fo:text-align="justify" style:justify-single-word="false"/>
      <style:text-properties fo:font-style="italic" officeooo:paragraph-rsid="004b34ac" style:font-style-asian="italic" style:font-name-complex="Calibri"/>
    </style:style>
    <style:style style:name="P66" style:family="paragraph" style:parent-style-name="Standard_20__28_user_29_">
      <style:paragraph-properties fo:margin-top="0cm" fo:margin-bottom="0cm" style:contextual-spacing="false" style:line-height-at-least="0.176cm" fo:text-align="start" style:justify-single-word="false"/>
      <style:text-properties fo:color="#000000" fo:font-style="italic" officeooo:paragraph-rsid="004b34ac" style:font-style-asian="italic" style:font-name-complex="Calibri"/>
    </style:style>
    <style:style style:name="P67" style:family="paragraph" style:parent-style-name="Standard_20__28_user_29_">
      <style:paragraph-properties fo:margin-left="4.995cm" fo:margin-right="0cm" fo:margin-top="0cm" fo:margin-bottom="0cm" style:contextual-spacing="false" style:line-height-at-least="0.176cm" fo:text-align="justify" style:justify-single-word="false" fo:text-indent="-4.995cm" style:auto-text-indent="false">
        <style:tab-stops>
          <style:tab-stop style:position="1.249cm"/>
          <style:tab-stop style:position="6.244cm"/>
          <style:tab-stop style:position="15.071cm"/>
        </style:tab-stops>
      </style:paragraph-properties>
      <style:text-properties officeooo:paragraph-rsid="004b34ac" style:font-name-complex="Calibri"/>
    </style:style>
    <style:style style:name="P68" style:family="paragraph" style:parent-style-name="Standard_20__28_user_29_">
      <style:paragraph-properties fo:margin-left="4.995cm" fo:margin-right="0cm" fo:margin-top="0cm" fo:margin-bottom="0cm" style:contextual-spacing="false" style:line-height-at-least="0.176cm" fo:text-align="justify" style:justify-single-word="false" fo:text-indent="-4.995cm" style:auto-text-indent="false">
        <style:tab-stops>
          <style:tab-stop style:position="1.249cm"/>
          <style:tab-stop style:position="6.244cm"/>
          <style:tab-stop style:position="11.24cm"/>
          <style:tab-stop style:position="16.235cm"/>
          <style:tab-stop style:position="21.23cm"/>
          <style:tab-stop style:position="30.057cm"/>
        </style:tab-stops>
      </style:paragraph-properties>
      <style:text-properties fo:font-style="italic" officeooo:paragraph-rsid="004b34ac" style:font-style-asian="italic" style:font-name-complex="Calibri"/>
    </style:style>
    <style:style style:name="P69" style:family="paragraph" style:parent-style-name="Standard_20__28_user_29_">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4b34ac"/>
    </style:style>
    <style:style style:name="P70" style:family="paragraph" style:parent-style-name="Text_20_body" style:list-style-name="L3">
      <style:paragraph-properties fo:margin-left="0.635cm" fo:margin-right="0cm" fo:margin-top="0cm" fo:margin-bottom="0cm" style:contextual-spacing="false" fo:text-align="justify" style:justify-single-word="false" fo:text-indent="-0.635cm" style:auto-text-indent="false" style:text-autospace="none">
        <style:tab-stops/>
      </style:paragraph-properties>
      <style:text-properties style:font-name="Calibri1" fo:font-size="12pt" fo:font-style="normal" fo:font-weight="bold" officeooo:paragraph-rsid="004b34ac" style:font-size-asian="12pt" style:font-style-asian="normal" style:font-weight-asian="bold" style:font-name-complex="TTE1C28908t00" style:font-size-complex="12pt"/>
    </style:style>
    <style:style style:name="P71" style:family="paragraph" style:parent-style-name="Text_20_body" style:list-style-name="L3">
      <style:paragraph-properties fo:margin-left="0.635cm" fo:margin-right="0cm" fo:margin-top="0cm" fo:margin-bottom="0cm" style:contextual-spacing="false" fo:text-align="justify" style:justify-single-word="false" fo:text-indent="-0.635cm" style:auto-text-indent="false" style:text-autospace="none">
        <style:tab-stops/>
      </style:paragraph-properties>
      <style:text-properties fo:color="#000000" style:font-name="Century" fo:font-size="10pt" fo:font-style="italic" style:text-underline-style="none" fo:font-weight="bold" officeooo:rsid="004b34ac" officeooo:paragraph-rsid="004b34ac" style:font-name-asian="TTE1C28908t00" style:font-size-asian="10pt" style:font-style-asian="italic" style:font-weight-asian="bold" style:font-name-complex="Century" style:font-size-complex="10pt" style:font-style-complex="normal" style:font-weight-complex="bold"/>
    </style:style>
    <style:style style:name="P72" style:family="paragraph" style:parent-style-name="Text_20_body" style:list-style-name="L3">
      <style:paragraph-properties fo:margin-left="0.635cm" fo:margin-right="0cm" fo:margin-top="0cm" fo:margin-bottom="0cm" style:contextual-spacing="false" fo:text-align="center" style:justify-single-word="false" fo:text-indent="-0.635cm" style:auto-text-indent="false" style:text-autospace="none">
        <style:tab-stops/>
      </style:paragraph-properties>
      <style:text-properties style:font-name="Century" fo:font-size="10pt" fo:font-style="italic" fo:font-weight="bold" officeooo:paragraph-rsid="004b34ac" style:font-size-asian="10pt" style:font-style-asian="italic" style:font-weight-asian="bold" style:font-name-complex="Century" style:font-size-complex="10pt"/>
    </style:style>
    <style:style style:name="P73" style:family="paragraph" style:parent-style-name="Paragraphe_20_de_20_liste" style:list-style-name="WW8Num2">
      <style:paragraph-properties fo:margin-top="0cm" fo:margin-bottom="0cm" style:contextual-spacing="false" style:line-height-at-least="0.176cm" fo:text-align="justify" style:justify-single-word="false"/>
      <style:text-properties officeooo:paragraph-rsid="004b34ac" style:font-name-complex="Calibri"/>
    </style:style>
    <style:style style:name="P74" style:family="paragraph" style:parent-style-name="Paragraphe_20_de_20_liste" style:list-style-name="WW8Num2">
      <style:paragraph-properties fo:margin-top="0cm" fo:margin-bottom="0cm" style:contextual-spacing="false" style:line-height-at-least="0.176cm" fo:text-align="justify" style:justify-single-word="false"/>
      <style:text-properties officeooo:paragraph-rsid="004b34ac"/>
    </style:style>
    <style:style style:name="P75" style:family="paragraph" style:parent-style-name="Standard_20__28_user_29_" style:list-style-name="WW8Num3">
      <style:paragraph-properties fo:margin-top="0cm" fo:margin-bottom="0cm" style:contextual-spacing="false" style:line-height-at-least="0.176cm" fo:text-align="justify" style:justify-single-word="false">
        <style:tab-stops>
          <style:tab-stop style:position="1.249cm"/>
          <style:tab-stop style:position="5.08cm"/>
        </style:tab-stops>
      </style:paragraph-properties>
      <style:text-properties fo:font-style="italic" officeooo:paragraph-rsid="004b34ac" style:font-style-asian="italic" style:font-name-complex="Calibri"/>
    </style:style>
    <style:style style:name="P76" style:family="paragraph" style:parent-style-name="Standard" style:master-page-name="Standard">
      <style:paragraph-properties fo:text-align="center" style:justify-single-word="false" style:page-number="auto"/>
      <style:text-properties fo:color="#000000" style:font-name="Calibri1" fo:font-size="12pt" fo:font-weight="bold" style:font-size-asian="12pt" style:font-weight-asian="bold" style:font-size-complex="12pt" style:font-weight-complex="bold"/>
    </style:style>
    <style:style style:name="P77"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1" fo:font-size="12pt" fo:font-style="normal" style:text-underline-style="none" fo:font-weight="normal" officeooo:rsid="004a099b" officeooo:paragraph-rsid="004a099b" style:font-name-asian="TTE1C28908t00" style:font-size-asian="12pt" style:font-style-asian="normal" style:font-weight-asian="normal" style:font-name-complex="TTE1C28908t00" style:font-size-complex="12pt" style:font-style-complex="normal" style:font-weight-complex="normal"/>
    </style:style>
    <style:style style:name="P78"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1" fo:font-size="12pt" fo:font-style="normal" style:text-underline-style="none" fo:font-weight="normal" officeooo:rsid="002a2618" style:font-name-asian="TTE1C28908t00" style:font-size-asian="12pt" style:font-style-asian="normal" style:font-weight-asian="normal" style:font-name-complex="TTE1C28908t00" style:font-size-complex="12pt" style:font-style-complex="normal" style:font-weight-complex="normal"/>
    </style:style>
    <style:style style:name="P7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59bd3a" officeooo:paragraph-rsid="0059bd3a" style:font-name-asian="TTE1C28908t00" style:font-size-asian="12pt" style:font-style-asian="normal" style:font-weight-asian="normal" style:font-name-complex="TTE1C28908t00" style:font-size-complex="12pt" style:font-style-complex="normal" style:font-weight-complex="normal"/>
    </style:style>
    <style:style style:name="P80" style:family="paragraph" style:parent-style-name="Standard" style:list-style-name="L1">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2af8a0" officeooo:paragraph-rsid="00562a4a" style:font-name-asian="TTE1C28908t00" style:font-size-asian="12pt" style:font-style-asian="normal" style:font-weight-asian="normal" style:font-name-complex="TTE1C28908t00" style:font-size-complex="12pt" style:font-style-complex="normal" style:font-weight-complex="normal"/>
    </style:style>
    <style:style style:name="P8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38508f" officeooo:paragraph-rsid="0045bfe4" style:font-name-asian="TTE1C28908t00" style:font-size-asian="12pt" style:font-style-asian="normal" style:font-weight-asian="normal" style:font-name-complex="TTE1C28908t00" style:font-size-complex="12pt" style:font-style-complex="normal" style:font-weight-complex="normal"/>
    </style:style>
    <style:style style:name="P82" style:family="paragraph" style:parent-style-name="Standard" style:list-style-name="L4">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4b34ac" officeooo:paragraph-rsid="004b34ac" style:font-name-asian="TTE1C28908t00" style:font-size-asian="12pt" style:font-style-asian="normal" style:font-weight-asian="bold" style:font-name-complex="TTE1C28908t00" style:font-size-complex="12pt" style:font-style-complex="normal" style:font-weight-complex="bold"/>
    </style:style>
    <style:style style:name="P83" style:family="paragraph" style:parent-style-name="Standard" style:list-style-name="L5">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430190" officeooo:paragraph-rsid="00430190" style:font-name-asian="TTE1C28908t00" style:font-size-asian="12pt" style:font-style-asian="normal" style:font-weight-asian="bold" style:font-name-complex="TTE1C28908t00" style:font-size-complex="12pt" style:font-style-complex="normal" style:font-weight-complex="bold"/>
    </style:style>
    <style:style style:name="P8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5a5e43" officeooo:paragraph-rsid="005a5e43" style:font-name-asian="TTE1C28908t00" style:font-size-asian="12pt" style:font-style-asian="normal" style:font-weight-asian="bold" style:font-name-complex="TTE1C28908t00" style:font-size-complex="12pt" style:font-style-complex="normal" style:font-weight-complex="bold"/>
    </style:style>
    <style:style style:name="P85" style:family="paragraph" style:parent-style-name="Standard" style:list-style-name="L6">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12600" officeooo:paragraph-rsid="0038c9a9" style:font-name-asian="TTE1C28908t00" style:font-size-asian="12pt" style:font-style-asian="normal" style:font-weight-asian="bold" style:font-name-complex="TTE1C28908t00" style:font-size-complex="12pt" style:font-style-complex="normal" style:font-weight-complex="bold"/>
    </style:style>
    <style:style style:name="P86" style:family="paragraph" style:parent-style-name="Standard" style:list-style-name="L2">
      <style:paragraph-properties fo:margin-left="0.053cm" fo:margin-right="0cm" fo:margin-top="0cm" fo:margin-bottom="0cm" style:contextual-spacing="false" fo:text-align="justify" style:justify-single-word="false" fo:text-indent="-0.635cm" style:auto-text-indent="false" style:text-autospace="none">
        <style:tab-stops/>
      </style:paragraph-properties>
      <style:text-properties fo:color="#000000" style:font-name="Calibri1" fo:font-size="12pt" fo:font-style="normal" style:text-underline-style="none" fo:font-weight="bold" officeooo:paragraph-rsid="003a8b64" style:font-name-asian="TTE1C28908t00" style:font-size-asian="12pt" style:font-style-asian="normal" style:font-weight-asian="bold" style:font-name-complex="TTE1C28908t00" style:font-size-complex="12pt" style:font-style-complex="normal" style:font-weight-complex="bold"/>
    </style:style>
    <style:style style:name="P87"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800000" style:font-name="Calibri1" fo:font-size="12pt" fo:font-style="normal" style:text-underline-style="none" fo:font-weight="normal" officeooo:rsid="00562a4a" officeooo:paragraph-rsid="00562a4a"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a2618"/>
    </style:style>
    <style:style style:name="T5" style:family="text">
      <style:text-properties style:text-underline-style="solid" style:text-underline-width="auto" style:text-underline-color="font-color" officeooo:rsid="003a8b64"/>
    </style:style>
    <style:style style:name="T6" style:family="text">
      <style:text-properties style:text-underline-style="solid" style:text-underline-width="auto" style:text-underline-color="font-color" officeooo:rsid="004a099b"/>
    </style:style>
    <style:style style:name="T7" style:family="text">
      <style:text-properties style:text-underline-style="solid" style:text-underline-width="auto" style:text-underline-color="font-color" officeooo:rsid="00554ad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officeooo:rsid="00212600"/>
    </style:style>
    <style:style style:name="T10" style:family="text">
      <style:text-properties officeooo:rsid="002a2618"/>
    </style:style>
    <style:style style:name="T11" style:family="text">
      <style:text-properties officeooo:rsid="003a8b64"/>
    </style:style>
    <style:style style:name="T12" style:family="text">
      <style:text-properties officeooo:rsid="0046b661"/>
    </style:style>
    <style:style style:name="T13" style:family="text">
      <style:text-properties officeooo:rsid="004a099b"/>
    </style:style>
    <style:style style:name="T14" style:family="text">
      <style:text-properties officeooo:rsid="004a7a1f"/>
    </style:style>
    <style:style style:name="T15" style:family="text">
      <style:text-properties officeooo:rsid="004b02fc"/>
    </style:style>
    <style:style style:name="T16" style:family="text">
      <style:text-properties style:text-position="super 58%" officeooo:rsid="004b02fc"/>
    </style:style>
    <style:style style:name="T17" style:family="text">
      <style:text-properties style:text-position="super 58%" style:font-name="Century" fo:font-size="10pt" fo:font-style="italic" fo:font-weight="bold" style:font-size-asian="10pt" style:font-style-asian="italic" style:font-weight-asian="bold" style:font-name-complex="Century" style:font-size-complex="10pt"/>
    </style:style>
    <style:style style:name="T18" style:family="text">
      <style:text-properties style:text-position="super 58%" style:font-name-complex="Calibri"/>
    </style:style>
    <style:style style:name="T19" style:family="text">
      <style:text-properties officeooo:rsid="004b34ac"/>
    </style:style>
    <style:style style:name="T20" style:family="text">
      <style:text-properties style:font-name="Century" fo:font-size="10pt" fo:font-style="italic" fo:font-weight="bold" style:font-size-asian="10pt" style:font-style-asian="italic" style:font-weight-asian="bold" style:font-name-complex="Century" style:font-size-complex="10pt"/>
    </style:style>
    <style:style style:name="T21" style:family="text">
      <style:text-properties style:font-name-complex="Calibri"/>
    </style:style>
    <style:style style:name="T22" style:family="text">
      <style:text-properties fo:color="#000000" style:font-name-complex="Calibri"/>
    </style:style>
    <style:style style:name="T23" style:family="text">
      <style:text-properties fo:color="#000000" fo:font-style="italic" style:font-style-asian="italic" style:font-name-complex="Calibri"/>
    </style:style>
    <style:style style:name="T24" style:family="text">
      <style:text-properties fo:color="#000000" fo:font-style="italic" style:text-underline-style="none" style:font-style-asian="italic" style:font-name-complex="Calibri"/>
    </style:style>
    <style:style style:name="T25" style:family="text">
      <style:text-properties fo:color="#000000" fo:font-style="italic" style:text-underline-style="none" officeooo:rsid="004b34ac" style:font-style-asian="italic" style:font-name-complex="Calibri"/>
    </style:style>
    <style:style style:name="T26" style:family="text">
      <style:text-properties fo:color="#000000" style:text-underline-style="none" officeooo:rsid="004b34ac" style:font-name-asian="TTE1C28908t00" style:font-style-complex="normal" style:font-weight-complex="bold"/>
    </style:style>
    <style:style style:name="T27" style:family="text">
      <style:text-properties fo:color="#000000" style:text-position="super 58%" style:text-underline-style="none" officeooo:rsid="004b34ac" style:font-name-asian="TTE1C28908t00" style:font-style-complex="normal" style:font-weight-complex="bold"/>
    </style:style>
    <style:style style:name="T28" style:family="text">
      <style:text-properties fo:font-style="italic" style:font-style-asian="italic" style:font-name-complex="Calibri"/>
    </style:style>
    <style:style style:name="T29" style:family="text">
      <style:text-properties fo:font-style="italic" fo:font-weight="bold" style:font-style-asian="italic" style:font-weight-asian="bold" style:font-name-complex="Calibri"/>
    </style:style>
    <style:style style:name="T30" style:family="text">
      <style:text-properties fo:color="#0000ff" style:font-name-complex="Calibri"/>
    </style:style>
    <style:style style:name="T31" style:family="text">
      <style:text-properties officeooo:rsid="004b9581"/>
    </style:style>
    <style:style style:name="T32" style:family="text">
      <style:text-properties officeooo:rsid="004bbc0c"/>
    </style:style>
    <style:style style:name="T33" style:family="text">
      <style:text-properties officeooo:rsid="004cb1b3"/>
    </style:style>
    <style:style style:name="T34" style:family="text">
      <style:text-properties officeooo:rsid="004d60ae"/>
    </style:style>
    <style:style style:name="T35" style:family="text">
      <style:text-properties officeooo:rsid="00518ddc"/>
    </style:style>
    <style:style style:name="T36" style:family="text">
      <style:text-properties officeooo:rsid="00523a1e"/>
    </style:style>
    <style:style style:name="T37" style:family="text">
      <style:text-properties officeooo:rsid="00538b45"/>
    </style:style>
    <style:style style:name="T38" style:family="text">
      <style:text-properties officeooo:rsid="00554ad1"/>
    </style:style>
    <style:style style:name="T39" style:family="text">
      <style:text-properties officeooo:rsid="00555b17"/>
    </style:style>
    <style:style style:name="T40" style:family="text">
      <style:text-properties officeooo:rsid="0055dd6a"/>
    </style:style>
    <style:style style:name="T41" style:family="text">
      <style:text-properties officeooo:rsid="00562a4a"/>
    </style:style>
    <style:style style:name="T42" style:family="text">
      <style:text-properties officeooo:rsid="005789b7"/>
    </style:style>
    <style:style style:name="T43" style:family="text">
      <style:text-properties officeooo:rsid="005846da"/>
    </style:style>
    <style:style style:name="T44" style:family="text">
      <style:text-properties fo:color="#800000" officeooo:rsid="005846da"/>
    </style:style>
    <style:style style:name="T45" style:family="text">
      <style:text-properties officeooo:rsid="0059bd3a"/>
    </style:style>
    <style:style style:name="T46" style:family="text">
      <style:text-properties officeooo:rsid="005b3ef7"/>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EXTRAIT DU REGISTRE</text:p>
      <text:p text:style-name="P7">DES DELIBERATIONS DU CONSEIL MUNICIPAL</text:p>
      <text:p text:style-name="P7">DE LA COMMUNE DE MONTREUIL-EN-TOURAINE</text:p>
      <text:p text:style-name="P5"/>
      <text:p text:style-name="P2">Nombre de conseillers en exercice : 13</text:p>
      <text:p text:style-name="P2">Nombre de présents : </text:p>
      <text:p text:style-name="P36">Nombre d’exprimés : </text:p>
      <text:p text:style-name="P36"><text:s/><text:tab/><text:tab/><text:tab/><text:tab/><text:tab/><text:tab/><text:tab/><text:span text:style-name="T3">Séance du </text:span><text:span text:style-name="T6">vendredi 27 septembre</text:span><text:span text:style-name="T5"> </text:span><text:span text:style-name="T3">2013</text:span></text:p>
      <text:p text:style-name="P36"><text:span text:style-name="T3">Date de la convocation </text:span>:</text:p>
      <text:p text:style-name="P36"><text:span text:style-name="T13">21 septembre</text:span> 2013</text:p>
      <text:p text:style-name="P20">--------------------------------</text:p>
      <text:p text:style-name="P2">L’an deux mil <text:span text:style-name="T9">treize</text:span> le <text:span text:style-name="T11">vingt </text:span><text:span text:style-name="T13">sept septembre</text:span> à dix huit heures, le Conseil Municipal de cette commune, régulièrement convoqué, s’est réuni au nombre prescrit par la loi, dans le lieu habituel de ses séances, sous la présidence de Monsieur Jean-Luc PADIOLLEAU, Maire.</text:p>
      <text:p text:style-name="P2"/>
      <text:p text:style-name="P3"><text:span text:style-name="T3">Présents</text:span> : Ms<text:span text:style-name="T46"> PADIOLLEAU, GOHIER, DÉROGIS, ADUMEAU, GALIMANT, Mmes ROQUIN, MORLEC C., GENTILHOMME </text:span></text:p>
      <text:p text:style-name="P4"><text:span text:style-name="T4">Pouvoirs </text:span><text:span text:style-name="T10">: </text:span><text:span text:style-name="T13">Mme ULIVI à M. PADIOLLEAU, </text:span><text:span text:style-name="T36">Mme Isabelle DENIS à M. Louis GOHIER, </text:span><text:span text:style-name="T41">M. MORLEC à Mme MORLEC</text:span><text:span text:style-name="T36">, </text:span><text:span text:style-name="T41">M. RONCIER </text:span><text:span text:style-name="T46">à M. ADUMEAU</text:span></text:p>
      <text:p text:style-name="P3"><text:span text:style-name="T8">Absents</text:span> : <text:span text:style-name="T41"><text:s text:c="2"/>Mme FRANCESCAT</text:span></text:p>
      <text:p text:style-name="P2"/>
      <text:p text:style-name="P2"><text:span text:style-name="T9">M</text:span><text:span text:style-name="T40">me MORLEC </text:span><text:span text:style-name="T9">a été élu</text:span><text:span text:style-name="T10">e</text:span><text:span text:style-name="T9"> secrétaire de séance</text:span></text:p>
      <text:p text:style-name="P2"/>
      <text:p text:style-name="P2"/>
      <text:p text:style-name="P2">Ordre du jour :</text:p>
      <text:list xml:id="list7614971537136984596" text:style-name="L1">
        <text:list-item>
          <text:list>
            <text:list-item>
              <text:p text:style-name="P77">Augmentation du prix des repas de cantine</text:p>
            </text:list-item>
            <text:list-item>
              <text:p text:style-name="P77">Délibération pour représentativité CCVA au 1er janvier 2014</text:p>
            </text:list-item>
            <text:list-item>
              <text:p text:style-name="P77">Enquête publique CR n°17</text:p>
            </text:list-item>
            <text:list-item>
              <text:p text:style-name="P77">Décision modificative budget</text:p>
            </text:list-item>
            <text:list-item>
              <text:p text:style-name="P77">Logement 16 rue du bourg (frais de remise en état)</text:p>
            </text:list-item>
            <text:list-item>
              <text:p text:style-name="P77">Projet d'aménagement du cœur de village</text:p>
            </text:list-item>
            <text:list-item>
              <text:p text:style-name="P77">Révision des horaires de l'agence postale communale</text:p>
            </text:list-item>
            <text:list-item>
              <text:p text:style-name="P80"><text:span text:style-name="T38">Convention pour compte de tiers avec la commune de Montreuil-en-</text:span><text:span text:style-name="T39">T</text:span><text:span text:style-name="T38">ouraine pour la réalisation de dos d'âne en traverse de bourg </text:span><text:span text:style-name="T41">(rajouté)</text:span></text:p>
              <text:p text:style-name="P78"/>
            </text:list-item>
          </text:list>
        </text:list-item>
      </text:list>
      <text:p text:style-name="P27">--------------------------------</text:p>
      <text:p text:style-name="P37"/>
      <text:list xml:id="list1258025255697155819" text:style-name="L2">
        <text:list-header>
          <text:p text:style-name="P86">1) <text:tab/><text:span text:style-name="T14">Augmentation du prix des repas de cantine</text:span></text:p>
        </text:list-header>
      </text:list>
      <text:p text:style-name="P49"><text:span text:style-name="T14">Monsieur le Maire indique aux membres du Conseil </text:span><text:span text:style-name="T15">que le tarif des repas de cantine a été augmenté par les Toques Régionales de 4 cts. </text:span></text:p>
      <text:p text:style-name="P52">La mairie de Neuillé le Lierre, lors de sa séance du 06 septembre dernier, a décidé de répercuter cette augmentation sur la facturation aux parents. Les repas sont donc facturés 2,98€.</text:p>
      <text:p text:style-name="P50"><text:span text:style-name="T15">Le Maire demande aux membres du Conseil de se prononcer sur cette éventuelle augmentation à compter du 1</text:span><text:span text:style-name="T16">er</text:span><text:span text:style-name="T15"> septembre 2013.</text:span></text:p>
      <text:p text:style-name="P87">OK 11/11</text:p>
      <text:p text:style-name="P51"/>
      <text:list xml:id="list7520722009651032044" text:style-name="L3">
        <text:list-item>
          <text:p text:style-name="P70"><text:span text:style-name="T26">Délibération sur la représentativité de la future communauté de communes au 1</text:span><text:span text:style-name="T27">er</text:span><text:span text:style-name="T26"> janvier <text:tab/>2014.<text:tab/><text:tab/></text:span></text:p>
          <text:p text:style-name="P71"/>
          <text:list>
            <text:list-header>
              <text:p text:style-name="P72">COMMUNAUTE DE COMMUNES</text:p>
            </text:list-header>
          </text:list>
        </text:list-item>
      </text:list>
      <text:p text:style-name="P18"><text:span text:style-name="T20">PROROGATION DES MANDATS AU 1</text:span><text:span text:style-name="T17">ER</text:span><text:span text:style-name="T20"> JANVIER 2014</text:span></text:p>
      <text:p text:style-name="P54"><text:soft-page-break/></text:p>
      <text:p text:style-name="P56"><text:span text:style-name="T21">L’article 34 de la loi n°2013-403 du 17 mai 2013 relative à l’élection des conseillers départementaux, des conseillers municipaux et des conseillers communautaires offre la possibilité aux EPCI qui fusionnent au 1</text:span><text:span text:style-name="T18">er</text:span><text:span text:style-name="T21"> janvier 2014, de proroger les mandats des élus jusqu’au renouvellement général des conseils municipaux en </text:span><text:span text:style-name="T21">mars. </text:span><text:span text:style-name="T22">Cette possibilité nouvelle nécessite d’en débattre et éventuellement de remettre en cause le choix de répartition des sièges précédemment décidé par l’assemblée.</text:span></text:p>
      <text:p text:style-name="P59"/>
      <text:p text:style-name="P61">Cet article 34 dispose :</text:p>
      <text:p text:style-name="P63">« Lorsqu'une fusion d'établissements publics de coopération intercommunale à fiscalité propre entre en vigueur au 1er janvier 2014 :</text:p>
      <text:p text:style-name="P66"/>
      <text:p text:style-name="P57"><text:span text:style-name="T23">1° Soit l'organe délibérant de l'établissement public de coopération intercommunale issu de la fusion est installé à la même date, dans les conditions prévues au </text:span><text:a xlink:type="simple" xlink:href="http://www.legifrance.gouv.fr/affichTexteArticle.do;jsessionid=62DB0C8035DE518CCCBE202FA418A88F.tpdjo14v_2&amp;dateTexte=?cidTexte=JORFTEXT000023239624&amp;idArticle=JORFARTI000023239652&amp;categorieLien=cid"><text:span text:style-name="Internet_20_link"><text:span text:style-name="T23">II de l'article 83 de la loi n° 2010-1563 du 16 décembre 2010</text:span></text:span></text:a><text:span text:style-name="T23"> de réforme des collectivités territoriales, jusqu'à l'installation de l'organe délibérant résultant de l'élection concomitante au prochain renouvellement général des conseils municipaux, par accord exprimé, avant le 31 août 2013, à la majorité des deux tiers au moins des conseils municipaux des communes intéressées représentant plus de la moitié de la population totale de celles-ci, ou par la moitié au moins des conseils municipaux de ces communes représentant plus des deux tiers de la population, les sièges de délégués des communes étant répartis en application des règles fixées pour les conseillers communautaires à l'</text:span><text:a xlink:type="simple" xlink:href="http://www.legifrance.gouv.fr/affichCodeArticle.do;jsessionid=62DB0C8035DE518CCCBE202FA418A88F.tpdjo14v_2?cidTexte=LEGITEXT000006070633&amp;idArticle=LEGIARTI000023241467&amp;dateTexte=&amp;categorieLien=cid"><text:span text:style-name="Internet_20_link"><text:span text:style-name="T23">article L. 5211-6-1 du code général des collectivités territoriales</text:span></text:span></text:a><text:span text:style-name="T23">, dans sa rédaction issue </text:span><text:span text:style-name="T25">d</text:span><text:span text:style-name="T24">e la présente loi ;<text:line-break/></text:span></text:p>
      <text:p text:style-name="P57"><text:span text:style-name="T28">2° Soit le mandat des délégués des communes désignés pour siéger au sein des établissements de coopération intercommunale ayant fusionné </text:span><text:span text:style-name="T29">est prorogé jusqu'à l'installation de l'organe délibérant de l'établissement public de coopération intercommunale issu de la fusion, résultant de l'élection concomitante au prochain renouvellement général des conseils municipaux</text:span><text:span text:style-name="T28">. </text:span></text:p>
      <text:p text:style-name="P64">[…]<text:line-break/>Dans le cas prévu au 2°, la présidence de l'établissement public issu de la fusion est assurée, à titre transitoire, par le président de l'établissement public de coopération intercommunale comptant le plus grand nombre d'habitants parmi les établissements publics ayant fusionné. Ses pouvoirs prennent fin dès l'installation du nouvel organe délibérant issu de l'élection des conseillers communautaires concomitante au prochain renouvellement général des conseils municipaux.<text:line-break/>Jusqu'à cette date, les pouvoirs du président sont limités aux actes d'administration conservatoire et urgente. »</text:p>
      <text:p text:style-name="P60"/>
      <text:p text:style-name="P56"><text:span text:style-name="T21">Par délibération en date du 14 décembre 2012, le Conseil municipal d’Amboise avait approuvé les statuts du nouvel EPCI issu de la fusion des Communautés de communes des Deux Rives et de Val d’Amboise. Ceux-ci prévoyaient, article 5, une répartition des sièges au 1</text:span><text:span text:style-name="T18">er</text:span><text:span text:style-name="T21"> janvier 2014 comme suit :</text:span></text:p>
      <text:p text:style-name="P59"/>
      <text:p text:style-name="P59"><text:span text:style-name="T1">« </text:span>Les communes sont représentées à la Communauté de Communes de la façon suivante : </text:p>
      <text:p text:style-name="P59"/>
      <text:p text:style-name="P67">0 à 1000 habitants <text:tab/>3 sièges (Lussault sur Loire, Montreuil en Touraine, Mosnes, Neuillé <text:s/>le Lierre, Saint Règle, Souvigny de Touraine)</text:p>
      <text:p text:style-name="P58">1001 à 1500 habitants <text:tab/>4 sièges (Cangey, Chargé, Limeray, Noizay, Saint Ouen les Vignes)</text:p>
      <text:p text:style-name="P58">1501 à 3000 habitants<text:tab/>5 sièges (Pocé sur Cisse)</text:p>
      <text:p text:style-name="P58">3001 à 4500 habitants<text:tab/>7 sièges (Nazelles-Négron)</text:p>
      <text:p text:style-name="P58">Au dessus de 4501 habitants<text:tab/>1 siège supplémentaire par tranche complète de 1000 habitants <text:tab/>(Amboise : 15 sièges) »</text:p>
      <text:p text:style-name="P58"/>
      <text:p text:style-name="P55"><text:span text:style-name="T21">Lors de la réunion du 27 juin 2013 en présence des Maires ou de leur représentant, il a été présenté les dispositions de l’article 34 de la loi susvisée. La prorogation des mandats au 1</text:span><text:span text:style-name="T18">er</text:span><text:span text:style-name="T21"> janvier 2014 a recueilli les faveurs de l’assemblée.</text:span></text:p>
      <text:p text:style-name="P58"/>
      <text:p text:style-name="P58">Après en avoir délibéré, il est donc proposé au conseil municipal :</text:p>
      <text:list xml:id="list2932980655643661884" text:style-name="WW8Num2">
        <text:list-item>
          <text:p text:style-name="P73">D’approuver la prorogation du mandat des délégués des communes désignés pour siéger au sein des établissements de coopération intercommunale ayant fusionné jusqu'à l'installation de l'organe <text:soft-page-break/>délibérant de l'établissement public de coopération intercommunale issu de la fusion, résultant de l'élection concomitante au prochain renouvellement général des conseils municipaux.</text:p>
        </text:list-item>
        <text:list-item>
          <text:p text:style-name="P74"><text:span text:style-name="T21">De substituer ce choix à celui acté dans le projet de statuts communautaires (article 5) par délibération du 14 décembre 2012.</text:span><text:span text:style-name="T30"> </text:span></text:p>
        </text:list-item>
      </text:list>
      <text:p text:style-name="P53">L'article 5 sera alors ainsi libellé :</text:p>
      <text:p text:style-name="P69"><text:span text:style-name="T29">« </text:span><text:span text:style-name="T28">Les communes sont représentées à la Communauté de Communes de la façon suivante : </text:span></text:p>
      <text:p text:style-name="P63"/>
      <text:p text:style-name="P63">Pour les communes d’Amboise, Cangey, Chargé, Nazelles-Négron, Neuillé-le-Lierre, Noizay, Pocé-sur-Cisse, Saint-Règle et Souvigny-de-Touraine :</text:p>
      <text:p text:style-name="P63"/>
      <text:p text:style-name="P68">0 à 1000 habitants <text:tab/>3 sièges (Saint-Règle, Souvigny-de-Touraine, Neuillé-le-Lierre, Cangey, Chargé)</text:p>
      <text:p text:style-name="P62">1001 à 1500 habitants <text:tab/>4 sièges (Noizay)</text:p>
      <text:p text:style-name="P62">1501 à 3000 habitants<text:tab/>5 sièges (Pocé-sur-Cisse)</text:p>
      <text:p text:style-name="P62">3001 à 4500 habitants<text:tab/>7 sièges (Nazelles-Négron)</text:p>
      <text:p text:style-name="P62">Au dessus de 4501 habitants<text:tab/>1 siège supplémentaire par tranche complète de 1000 habitants (Amboise 14 sièges)</text:p>
      <text:p text:style-name="P62"/>
      <text:p text:style-name="P62">Pour les Communes de <text:bookmark-start text:name="__DdeLink__504_1857475452"/>Limeray, Lussault sur Loire, Montreuil en Touraine, Mosnes et Saint Ouen les Vignes<text:bookmark-end text:name="__DdeLink__504_1857475452"/> : </text:p>
      <text:p text:style-name="P62"/>
      <text:list xml:id="list674822770228054089" text:style-name="WW8Num3">
        <text:list-item>
          <text:p text:style-name="P75">Moins de 3 000 habitants : 4 représentants (Limeray, Lussault-sur-Loire, Montreuil-en-Touraine, Mosnes et Saint-Ouen-les-Vignes)</text:p>
        </text:list-item>
        <text:list-item>
          <text:p text:style-name="P75">Ensuite un représentant par tranche inférieur<text:span text:style-name="T41">e</text:span> ou égale à 1000 habitants supplémentaires.</text:p>
        </text:list-item>
      </text:list>
      <text:p text:style-name="P62"/>
      <text:p text:style-name="P65">Chaque délégué titulaire aura un délégué suppléant qui disposera d’une voix délibérative en cas d’empêchement du délégué titulaire. »</text:p>
      <text:p text:style-name="P65"/>
      <text:p text:style-name="P16"><text:span text:style-name="T19">Le Maire demande si le Conseil a</text:span><text:span text:style-name="T12">ccepte cette proposition. </text:span><text:span text:style-name="T41">OK 11/11</text:span></text:p>
      <text:p text:style-name="P17"/>
      <text:list xml:id="list884476849928522279" text:style-name="L4">
        <text:list-item>
          <text:p text:style-name="P82">Approbation du dossier d'enquête publique concernant le CR n°17</text:p>
        </text:list-item>
      </text:list>
      <text:p text:style-name="P11">Monsieur le Maire rappelle que par <text:span text:style-name="T36">délibération</text:span> en date du 07 février 2013, le Conseil Municipal a décidé de procéder au déplacement d'une partie du Chemin Rural n°17.</text:p>
      <text:p text:style-name="P11">Une enquête publique a ainsi été organisée. Le rapport du commissaire enquêteur, dans sa conclusion, émet un avis favorable libellé ainsi :</text:p>
      <text:p text:style-name="P11">- la modification ne porte pas atteinte à l'économie générale de la commune : les modifications proposées n'apportent pas de bouleversements sensibles et restent très circonscrites et limitées.</text:p>
      <text:p text:style-name="P11">- la modification n'a pas pour effet de réduire d'espaces boisés classés, une zone agricole ou une zone naturelle et forestière ou une protection édictée en raison des risques de nuisances, de la qualité des sites, des paysages ou des milieux naturels.</text:p>
      <text:p text:style-name="P9"><text:span text:style-name="T19">- </text:span><text:span text:style-name="T31">la modification projetée prend en compte l'environnement naturel, maintient la biodiversité et les conditions de son existence et n'y porte pas atteinte et n'aura pas d'impact sur l'agriculture, sauf à rationaliser l'exploitation agricole riveraine.</text:span></text:p>
      <text:p text:style-name="P12">- la modification apparaît neutre au regard de l'eau et des écoulements</text:p>
      <text:p text:style-name="P12">- la modification, au regard du patrimoine et du paysage ne crée pas d'évolution néfaste, elle respecte le cheminement le long du fossé de l'association foncière (parcelle ZK n°36) qui borde la parcelle et doit présenter l'avantage d'en faciliter le curage</text:p>
      <text:p text:style-name="P10"><text:span text:style-name="T31">- elle a pour </text:span><text:span text:style-name="T32">conséquence</text:span><text:span text:style-name="T31"> de faciliter l'activité agricole riveraine et permettre son développement et s'inscrit parfaitement dans le milieu</text:span></text:p>
      <text:p text:style-name="P12">- la modification n'apporte pas d'évolution sensible au regard de la sécurité, la sortie sur la VC 10 a été respectée et le comblement de la carrière a supprimé les risques d'éboulements qui paraissaient exister du fait de l'absence d'entretien de la carrière.</text:p>
      <text:p text:style-name="P13">- enfin, la modification ne comporte pas de risques graves de nuisances.</text:p>
      <text:p text:style-name="P13"/>
      <text:p text:style-name="P14"><text:soft-page-break/>Après délibération, le Conseil Municipal approuve à l'unanimité des membres présents le rapport du commissaire enquêteur. <text:span text:style-name="T42">OK 11/11</text:span></text:p>
      <text:p text:style-name="P15"/>
      <text:list xml:id="list8678669343188218177" text:style-name="L5">
        <text:list-item>
          <text:p text:style-name="P83">Décision modificative n°<text:span text:style-name="T32">3 budget communal </text:span><text:span text:style-name="T42">OK 11/11</text:span></text:p>
        </text:list-item>
      </text:list>
      <text:p text:style-name="P21"/>
      <text:p text:style-name="P81"/>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41">FONCTIONNEMENT</text:p>
          </table:table-cell>
          <table:covered-table-cell/>
          <table:covered-table-cell/>
          <table:covered-table-cell/>
        </table:table-row>
        <table:table-row>
          <table:table-cell table:style-name="Tableau2.A2" table:number-columns-spanned="2" office:value-type="string">
            <text:p text:style-name="P43">DEPENSES</text:p>
          </table:table-cell>
          <table:covered-table-cell/>
          <table:table-cell table:style-name="Tableau2.C2" table:number-columns-spanned="2" office:value-type="string">
            <text:p text:style-name="P43">RECETTES</text:p>
          </table:table-cell>
          <table:covered-table-cell/>
        </table:table-row>
        <table:table-row>
          <table:table-cell table:style-name="Tableau2.A2" office:value-type="string">
            <text:p text:style-name="P43">COMPTE</text:p>
          </table:table-cell>
          <table:table-cell table:style-name="Tableau2.A2" office:value-type="string">
            <text:p text:style-name="P43">MONTANT</text:p>
          </table:table-cell>
          <table:table-cell table:style-name="Tableau2.A2" office:value-type="string">
            <text:p text:style-name="P43">COMPTE</text:p>
          </table:table-cell>
          <table:table-cell table:style-name="Tableau2.C2" office:value-type="string">
            <text:p text:style-name="P43">MONTANT</text:p>
          </table:table-cell>
        </table:table-row>
        <table:table-row>
          <table:table-cell table:style-name="Tableau2.A2" office:value-type="string">
            <text:p text:style-name="P44">66111 <text:span text:style-name="T42">(intérêts)</text:span></text:p>
          </table:table-cell>
          <table:table-cell table:style-name="Tableau2.A2" office:value-type="string">
            <text:p text:style-name="P44">622</text:p>
          </table:table-cell>
          <table:table-cell table:style-name="Tableau2.A2" office:value-type="string">
            <text:p text:style-name="P43"/>
          </table:table-cell>
          <table:table-cell table:style-name="Tableau2.C2" office:value-type="string">
            <text:p text:style-name="P43"/>
          </table:table-cell>
        </table:table-row>
        <table:table-row>
          <table:table-cell table:style-name="Tableau2.A2" office:value-type="string">
            <text:p text:style-name="P43">022 <text:span text:style-name="T42">(dépenses imprévues)</text:span></text:p>
          </table:table-cell>
          <table:table-cell table:style-name="Tableau2.A2" office:value-type="string">
            <text:p text:style-name="P43">-<text:span text:style-name="T35">622</text:span></text:p>
          </table:table-cell>
          <table:table-cell table:style-name="Tableau2.A2" office:value-type="string">
            <text:p text:style-name="P39"/>
          </table:table-cell>
          <table:table-cell table:style-name="Tableau2.C2" office:value-type="string">
            <text:p text:style-name="P39"/>
          </table:table-cell>
        </table:table-row>
        <table:table-row>
          <table:table-cell table:style-name="Tableau2.A2" office:value-type="string">
            <text:p text:style-name="P48">TOTA<text:span text:style-name="T36">L</text:span></text:p>
          </table:table-cell>
          <table:table-cell table:style-name="Tableau2.A2" office:value-type="string">
            <text:p text:style-name="P48">/</text:p>
          </table:table-cell>
          <table:table-cell table:style-name="Tableau2.A2" office:value-type="string">
            <text:p text:style-name="P47">TOTAL</text:p>
          </table:table-cell>
          <table:table-cell table:style-name="Tableau2.C2" office:value-type="string">
            <text:p text:style-name="P47"/>
          </table:table-cell>
        </table:table-row>
      </table:table>
      <text:p text:style-name="P30"/>
      <text:p text:style-name="P30">5)<text:tab/><text:span text:style-name="T32">Décision modificative n°2 budget assainissement </text:span><text:span text:style-name="T42">OK 11/11</text:span></text:p>
      <text:p text:style-name="P33"/>
      <table:table table:name="Tableau1" table:style-name="Tableau1">
        <table:table-column table:style-name="Tableau1.A" table:number-columns-repeated="3"/>
        <table:table-column table:style-name="Tableau1.D"/>
        <table:table-row>
          <table:table-cell table:style-name="Tableau1.A1" table:number-columns-spanned="4" office:value-type="string">
            <text:p text:style-name="P40">FONCTIONNEMENT</text:p>
          </table:table-cell>
          <table:covered-table-cell/>
          <table:covered-table-cell/>
          <table:covered-table-cell/>
        </table:table-row>
        <table:table-row>
          <table:table-cell table:style-name="Tableau1.A2" table:number-columns-spanned="2" office:value-type="string">
            <text:p text:style-name="P42">DEPENSES</text:p>
          </table:table-cell>
          <table:covered-table-cell/>
          <table:table-cell table:style-name="Tableau1.C2" table:number-columns-spanned="2" office:value-type="string">
            <text:p text:style-name="P42">RECETTES</text:p>
          </table:table-cell>
          <table:covered-table-cell/>
        </table:table-row>
        <table:table-row>
          <table:table-cell table:style-name="Tableau1.A2" office:value-type="string">
            <text:p text:style-name="P42">COMPTE</text:p>
          </table:table-cell>
          <table:table-cell table:style-name="Tableau1.A2" office:value-type="string">
            <text:p text:style-name="P42">MONTANT</text:p>
          </table:table-cell>
          <table:table-cell table:style-name="Tableau1.A2" office:value-type="string">
            <text:p text:style-name="P42">COMPTE</text:p>
          </table:table-cell>
          <table:table-cell table:style-name="Tableau1.C2" office:value-type="string">
            <text:p text:style-name="P42">MONTANT</text:p>
          </table:table-cell>
        </table:table-row>
        <table:table-row>
          <table:table-cell table:style-name="Tableau1.A2" office:value-type="string">
            <text:p text:style-name="P38"/>
          </table:table-cell>
          <table:table-cell table:style-name="Tableau1.A2" office:value-type="string">
            <text:p text:style-name="P38"/>
          </table:table-cell>
          <table:table-cell table:style-name="Tableau1.A2" office:value-type="string">
            <text:p text:style-name="P42">002</text:p>
          </table:table-cell>
          <table:table-cell table:style-name="Tableau1.C2" office:value-type="string">
            <text:p text:style-name="P42">-0,10</text:p>
          </table:table-cell>
        </table:table-row>
        <table:table-row>
          <table:table-cell table:style-name="Tableau1.A2" office:value-type="string">
            <text:p text:style-name="P42">022</text:p>
          </table:table-cell>
          <table:table-cell table:style-name="Tableau1.A2" office:value-type="string">
            <text:p text:style-name="P42">-0,10</text:p>
          </table:table-cell>
          <table:table-cell table:style-name="Tableau1.A2" office:value-type="string">
            <text:p text:style-name="P38"/>
          </table:table-cell>
          <table:table-cell table:style-name="Tableau1.C2" office:value-type="string">
            <text:p text:style-name="P38"/>
          </table:table-cell>
        </table:table-row>
        <table:table-row>
          <table:table-cell table:style-name="Tableau1.A2" office:value-type="string">
            <text:p text:style-name="P46">TOTAL</text:p>
          </table:table-cell>
          <table:table-cell table:style-name="Tableau1.A2" office:value-type="string">
            <text:p text:style-name="P46">-0,10</text:p>
          </table:table-cell>
          <table:table-cell table:style-name="Tableau1.A2" office:value-type="string">
            <text:p text:style-name="P46">TOTAL</text:p>
          </table:table-cell>
          <table:table-cell table:style-name="Tableau1.C2" office:value-type="string">
            <text:p text:style-name="P46">-0,10</text:p>
          </table:table-cell>
        </table:table-row>
        <table:table-row>
          <table:table-cell table:style-name="Tableau1.C2" table:number-columns-spanned="4" office:value-type="string">
            <text:p text:style-name="P40">INVESTISSEMENT</text:p>
          </table:table-cell>
          <table:covered-table-cell/>
          <table:covered-table-cell/>
          <table:covered-table-cell/>
        </table:table-row>
        <table:table-row>
          <table:table-cell table:style-name="Tableau1.A2" office:value-type="string">
            <text:p text:style-name="P42">001</text:p>
          </table:table-cell>
          <table:table-cell table:style-name="Tableau1.A2" office:value-type="string">
            <text:p text:style-name="P42">0,10</text:p>
          </table:table-cell>
          <table:table-cell table:style-name="Tableau1.A2" office:value-type="string">
            <text:p text:style-name="P38"/>
          </table:table-cell>
          <table:table-cell table:style-name="Tableau1.C2" office:value-type="string">
            <text:p text:style-name="P38"/>
          </table:table-cell>
        </table:table-row>
        <table:table-row>
          <table:table-cell table:style-name="Tableau1.A2" office:value-type="string">
            <text:p text:style-name="P42">21532</text:p>
          </table:table-cell>
          <table:table-cell table:style-name="Tableau1.A2" office:value-type="string">
            <text:p text:style-name="P42">-0,10</text:p>
          </table:table-cell>
          <table:table-cell table:style-name="Tableau1.A2" office:value-type="string">
            <text:p text:style-name="P38"/>
          </table:table-cell>
          <table:table-cell table:style-name="Tableau1.C2" office:value-type="string">
            <text:p text:style-name="P38"/>
          </table:table-cell>
        </table:table-row>
        <table:table-row>
          <table:table-cell table:style-name="Tableau1.A2" office:value-type="string">
            <text:p text:style-name="P46">TOTAL</text:p>
          </table:table-cell>
          <table:table-cell table:style-name="Tableau1.A2" office:value-type="string">
            <text:p text:style-name="P46">0</text:p>
          </table:table-cell>
          <table:table-cell table:style-name="Tableau1.A2" office:value-type="string">
            <text:p text:style-name="P45"/>
          </table:table-cell>
          <table:table-cell table:style-name="Tableau1.C2" office:value-type="string">
            <text:p text:style-name="P38"/>
          </table:table-cell>
        </table:table-row>
      </table:table>
      <text:p text:style-name="P33"/>
      <text:p text:style-name="P33"/>
      <text:p text:style-name="P28"><text:span text:style-name="T32">6)<text:tab/></text:span><text:span text:style-name="T33">Frais de remise en état du logement communal situé 16 rue du Bourg</text:span></text:p>
      <text:p text:style-name="P24">Monsieur le Maire explique aux membres du Conseil que suite au départ des locataires au mois de juin, il a fallu procéder à la réfection du logement afin de pouvoir le louer de nouveau. Cette réfection a représenté un coût de 4951,92€ <text:span text:style-name="T42">+ 356,20€ (divers peinture)</text:span>, travaux effectués par l'entreprise Delepine.</text:p>
      <text:p text:style-name="P25">Le Maire demande l'avis du Conseil Municipal concernant une éventuelle refacturation <text:span text:style-name="T43">de 1128,74€ TTC (voir détail)</text:span> des travaux aux anciens locataires. <text:span text:style-name="T44">1 abstention</text:span></text:p>
      <text:p text:style-name="P24"/>
      <text:p text:style-name="P29"><text:span text:style-name="T33">7)<text:tab/></text:span><text:span text:style-name="T13">Projet d'aménagement du cœur de village</text:span></text:p>
      <text:p text:style-name="P24">Monsieur le Maire présente à l'ensemble du Conseil le projet d'aménagement du cœur de village proposé par d'ADAC.</text:p>
      <text:p text:style-name="P24"/>
      <text:p text:style-name="P34">8)<text:tab/>Révision des horaires de l'agence postale communale</text:p>
      <text:p text:style-name="P24">Après quelques mois de fonctionnement de l'agence postale communale, monsieur le maire propose de revoir éventuellement les horaires d'ouverture au public afin de mieux les adapter aux besoins de ce dernier.</text:p>
      <text:p text:style-name="P24">Il propose les horaires suivants :</text:p>
      <text:p text:style-name="P22"><text:span text:style-name="T34">Lundi : </text:span><text:span text:style-name="T37">8h30 à 12h</text:span></text:p>
      <text:p text:style-name="P22"><text:soft-page-break/><text:span text:style-name="T34">Mardi </text:span><text:span text:style-name="T45">et jeudi </text:span><text:span text:style-name="T34">: </text:span><text:span text:style-name="T37">8h30 – 12h / 14h30- 17h</text:span></text:p>
      <text:p text:style-name="P22"><text:span text:style-name="T34">Vendredi : 8</text:span><text:span text:style-name="T37">h30 - 12h</text:span><text:span text:style-name="T34"> </text:span></text:p>
      <text:p text:style-name="P22"><text:span text:style-name="T34">Samedi : </text:span><text:span text:style-name="T37">9h – 12h</text:span></text:p>
      <text:p text:style-name="P79">11/11 OK</text:p>
      <text:p text:style-name="P31"/>
      <text:p text:style-name="P32"><text:span text:style-name="T34">9</text:span>)<text:tab/><text:span text:style-name="T38">Convention pour compte de tiers avec la commune de Montreuil-en-</text:span><text:span text:style-name="T39">T</text:span><text:span text:style-name="T38">ouraine pour la réalisation de dos d'âne en traverse de bourg</text:span></text:p>
      <text:p text:style-name="P35"/>
      <text:p text:style-name="P26">Vu la compétence voirie de la communauté de communes des deux rives et notamment l'aménagement sécuritaire des entrées de bourg, traversées de bourgs et hameaux ;</text:p>
      <text:p text:style-name="P26">Vu la nécessité de réaliser un aménagement sécuritaire sur la traverse de bourg de Montreuil-en-Touraine ;</text:p>
      <text:p text:style-name="P26">Vu l'avis favorable du bureau communautaire du 17 septembre 2013 ;</text:p>
      <text:p text:style-name="P26">Considérant que ces travaux sont éligibles à la subvention du Conseil Général (reversement des amendes de police)</text:p>
      <text:p text:style-name="P26">Considérant que seule la Commune peut faire cette demande car la cc2r ne remplit pas les deux conditions cumulatives suivantes : avoir moins de 10 000 habitants et être compétent en matière de voirie et transport en commun (scolaire) et parc de stationnement (parcmètre et non pas construction).</text:p>
      <text:p text:style-name="P26">Considérant que pour percevoir ces subventions, la commune de Montreuil-en-Touraine doit être maître d'ouvrage. La communauté de communes doit donc donner mandat à la commune pour réaliser les travaux à sa place.</text:p>
      <text:p text:style-name="P26">Considérant que la communauté de communes doit elle-même être mandatée par le conseil général d'Indre-et-Loire propriétaire de la RD 55 pour réaliser les travaux d'aménagement sécuritaire sur la RD 55 à Montreuil-en-Touraine.</text:p>
      <text:p text:style-name="P26">Le plan prévisionnel de financement est défini comme suit :</text:p>
      <text:p text:style-name="P23"><text:span text:style-name="T7">Dépenses pour la commune</text:span><text:span text:style-name="T38"> : </text:span></text:p>
      <text:p text:style-name="P26">9 713,33€ TTC (travaux)</text:p>
      <text:p text:style-name="P26">3 182,07€ Fonds de concours de la commune à la communauté de communes (50 % du reste à charge de la communauté de communes)</text:p>
      <text:p text:style-name="P23"><text:span text:style-name="T7">Recettes pour la commune</text:span><text:span text:style-name="T38"> : </text:span></text:p>
      <text:p text:style-name="P26">1 845,38€ subvention amendes de police</text:p>
      <text:p text:style-name="P26">1 503,82€ FCTVA</text:p>
      <text:p text:style-name="P26">6 364,13€ participation cc2r</text:p>
      <text:p text:style-name="P26"/>
      <text:p text:style-name="P26">Le Conseil, après en avoir délibéré, décide :</text:p>
      <text:p text:style-name="P26">- d'approuver le plan de financement prévisionnel comme proposé</text:p>
      <text:p text:style-name="P26">d'autoriser le Maire à signer la convention tripartite entre le conseil général d'Indre-et-Loire, la commune de Montreuil-en-Touraine et la communauté de communes des deux rives.</text:p>
      <text:p text:style-name="P84">11 / 11 OK</text:p>
      <text:p text:style-name="P32">Questions diverses</text:p>
      <text:list xml:id="list7789701894944561884" text:style-name="L6">
        <text:list-header>
          <text:p text:style-name="P85"/>
        </text:list-header>
      </text:list>
      <text:p text:style-name="P8">La séance est levée à </text:p>
      <text:p text:style-name="P8"/>
      <text:p text:style-name="P6">Le Maire,</text:p>
      <text:p text:style-name="P19"><text:span text:style-name="T2">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1" svg:font-family="'Courier New'" style:font-family-generic="modern"/>
    <style:font-face style:name="Calibri" svg:font-family="Calibri" style:font-pitch="variable"/>
    <style:font-face style:name="Century" svg:font-family="Century" style:font-pitch="variable"/>
    <style:font-face style:name="Courier New" svg:font-family="'Courier New'"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_28_user_29_" style:display-name="Standard (user)" style:family="paragraph">
      <style:paragraph-properties fo:margin-top="0cm" fo:margin-bottom="0.353cm" style:contextual-spacing="false" fo:line-height="115%" fo:orphans="2" fo:widows="2" fo:hyphenation-ladder-count="no-limit">
        <style:tab-stops>
          <style:tab-stop style:position="1.249cm"/>
        </style:tab-stops>
      </style:paragraph-properties>
      <style:text-properties fo:color="#00000a" style:font-name="Calibri" fo:font-size="11pt" fo:language="fr" fo:country="FR" style:font-name-asian="Calibri" style:font-size-asian="11pt" style:font-name-complex="Times New Roman" style:font-size-complex="11pt" style:language-complex="ar" style:country-complex="SA" fo:hyphenate="false" fo:hyphenation-remain-char-count="2" fo:hyphenation-push-char-count="2"/>
    </style:style>
    <style:style style:name="Paragraphe_20_de_20_liste" style:display-name="Paragraphe de liste" style:family="paragraph" style:parent-style-name="Standard_20__28_user_29_">
      <style:paragraph-properties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1" style:font-name-complex="Courier New1"/>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Internet_20_link" style:display-name="Internet link" style:family="text">
      <style:text-properties fo:color="#0000ff" fo:language="fr" fo:country="FR" style:text-underline-style="solid" style:text-underline-width="auto" style:text-underline-color="font-color" style:language-complex="fr" style:country-complex="FR"/>
    </style:style>
    <style:style style:name="WW8Num2z0" style:family="text">
      <style:text-properties style:font-name="Calibri" style:font-name-complex="Calibri"/>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1" style:font-name-complex="Symbol1"/>
    </style:style>
    <style:style style:name="WW8Num3z0" style:family="text">
      <style:text-properties style:font-name="Calibri" style:font-name-complex="Calibri"/>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1" style:font-name-complex="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30T15:19:07.78</meta:creation-date>
    <meta:editing-duration>PT1H12M13S</meta:editing-duration>
    <meta:editing-cycles>3</meta:editing-cycles>
    <meta:generator>LibreOffice/4.0.0.3$Windows_x86 LibreOffice_project/7545bee9c2a0782548772a21bc84a9dcc583b89</meta:generator>
    <dc:date>2013-09-30T16:32:04.07</dc:date>
    <dc:creator>Isabelle Derouet</dc:creator>
    <meta:document-statistic meta:table-count="2" meta:image-count="0" meta:object-count="0" meta:page-count="5" meta:paragraph-count="152" meta:word-count="1991" meta:character-count="12795" meta:non-whitespace-character-count="10931"/>
    <meta:user-defined meta:name="Info 1"/>
    <meta:user-defined meta:name="Info 2"/>
    <meta:user-defined meta:name="Info 3"/>
    <meta:user-defined meta:name="Info 4"/>
  </office:meta>
</office:document-meta>
</file>